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2" style:family="graphic" style:parent-style-name="standard">
      <style:graphic-properties draw:stroke="none" draw:fill="none" fo:min-height="3.155cm"/>
      <style:paragraph-properties style:writing-mode="lr-tb"/>
    </style:style>
    <style:style style:name="gr12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0pt" fo:language="ru" fo:country="RU" style:font-size-asian="10pt" style:font-size-complex="10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pt" fo:language="ru" fo:country="RU" style:font-size-asian="11pt" style:font-size-complex="11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4pt" fo:language="ru" fo:country="RU" style:font-size-asian="14pt" style:font-size-complex="14pt"/>
    </style:style>
    <style:style style:name="P8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start"/>
      <style:text-properties fo:font-weight="normal" style:font-weight-asian="normal" style:font-weight-complex="normal"/>
    </style:style>
    <style:style style:name="P86" style:family="paragraph">
      <style:paragraph-properties fo:text-align="star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text-align="justify" style:writing-mode="lr-tb"/>
      <style:text-properties fo:color="#000066" loext:opacity="100%" fo:language="ru" fo:country="RU"/>
    </style:style>
    <style:style style:name="P9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4" style:family="paragraph">
      <loext:graphic-properties draw:fill="solid" draw:fill-color="#007d9c"/>
      <style:paragraph-properties fo:text-align="center"/>
      <style:text-properties fo:language="ru" fo:country="RU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2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2" fo:font-size="12pt" style:font-size-asian="12pt" style:font-size-complex="12pt"/>
    </style:style>
    <style:style style:name="T148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2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3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6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5" style:family="text">
      <style:text-properties fo:color="#006699" loext:opacity="100%" style:font-name="Liberation Sans2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7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1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2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273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274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6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7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style:font-name="Liberation Sans2" fo:font-size="14pt" style:font-size-asian="14pt" style:font-size-complex="14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0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1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12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13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1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6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7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0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1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3" style:family="text">
      <style:text-properties fo:color="#007d9c" loext:opacity="100%" fo:font-size="11pt" fo:language="ru" fo:country="RU" style:font-size-asian="11pt" style:font-size-complex="11pt"/>
    </style:style>
    <style:style style:name="T324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2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всё в синтаксисе стало понятно, когда </text:span></text:p>
          <text:p text:style-name="P45"><text:span text:style-name="T145">прочитал статью про Go в Википед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nce 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7"> //</text:span><text:span text:style-name="T205">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5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7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2">f1</text:span><text:span text:style-name="T171">(</text:span><text:span text:style-name="T222">param1 </text:span><text:span text:style-name="T98">Type1</text:span><text:span text:style-name="T171">) { </text:span><text:span text:style-name="T222">/* ... */ </text:span><text:span text:style-name="T166">}</text:span></text:p>
            <text:p text:style-name="P13"><text:span text:style-name="T98"><text:tab/></text:span><text:span text:style-name="T98">f1</text:span><text:span text:style-name="T223">(</text:span><text:span text:style-name="T97">arg1</text:span><text:span text:style-name="T223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2">f2</text:span><text:span text:style-name="T177">(</text:span><text:span text:style-name="T222">p1, p2 </text:span><text:span text:style-name="T98">Type1</text:span><text:span text:style-name="T222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3">; </text:span><text:span text:style-name="T95">/* ...</text:span><text:span text:style-name="T223"> */ return 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3">(</text:span><text:span text:style-name="T97">a1, a2, a3</text:span><text:span text:style-name="T223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2">f3</text:span><text:span text:style-name="T171">(</text:span><text:span text:style-name="T222">p1, p2 </text:span><text:span text:style-name="T98">Type3</text:span><text:span text:style-name="T171">) </text:span><text:span text:style-name="T222"><text:s/></text:span><text:span text:style-name="T171">(</text:span><text:span text:style-name="T222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2">f4</text:span><text:span text:style-name="T171">(</text:span><text:span text:style-name="T222">p1 </text:span><text:span text:style-name="T98">Type1</text:span><text:span text:style-name="T222">, p2 </text:span><text:span text:style-name="T98">Type2</text:span><text:span text:style-name="T171">)</text:span><text:span text:style-name="T222"> </text:span><text:span text:style-name="T171">(</text:span><text:span text:style-name="T222">r1 </text:span><text:span text:style-name="T98">ReturnType1</text:span><text:span text:style-name="T222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3">(</text:span><text:span text:style-name="T97">a1, a2</text:span><text:span text:style-name="T223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2">f5</text:span><text:span text:style-name="T171">(</text:span><text:span text:style-name="T222">p ...Type1</text:span><text:span text:style-name="T171">)</text:span><text:span text:style-name="T222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3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8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4">returnsFunc</text:span><text:span text:style-name="T166">()</text:span><text:span text:style-name="T97"> F1</text:span><text:span text:style-name="T166"> {</text:span><text:span text:style-name="T223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1</text:span><text:span text:style-name="T223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2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9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25"><text:tab/></text:span><text:span text:style-name="T104">append</text:span><text:span text:style-name="T225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26">complex</text:span><text:span text:style-name="T226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26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26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27"/></text:p>
            <text:p text:style-name="P13"><text:span text:style-name="T227">* struct, array или основные типы — структуры данных, которые не требуют инициалицации при выполнении</text:span></text:p>
            <text:p text:style-name="P13"><text:span text:style-name="T228">** slice, map, channel — структуры данных, которым нужна инициалицация </text:span><text:span text:style-name="T22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0" draw:text-style-name="P67" draw:layer="layout" svg:width="26.8cm" svg:height="13.1cm" svg:x="0.6cm" svg:y="2.1cm">
          <draw:text-box>
            <text:p text:style-name="P13"><text:span text:style-name="T229">К любому типу данных можно присоединить поведение с</text:span><text:span text:style-name="T230"> помощью методов:</text:span></text:p>
            <text:p text:style-name="P13"><text:span text:style-name="T231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31"> </text:span><text:span text:style-name="T234">method</text:span><text:span text:style-name="T231">(</text:span><text:span text:style-name="T234">parameters</text:span><text:span text:style-name="T231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35">Temperature</text:span><text:span text:style-name="T103"> float32</text:span></text:p>
            <text:p text:style-name="P13"><text:span text:style-name="T103"><text:tab/></text:span><text:span text:style-name="T103">func (t </text:span><text:span text:style-name="T235">Temperature</text:span><text:span text:style-name="T103">) Celsius() </text:span><text:span text:style-name="T235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35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35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26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1" draw:text-style-name="P70" draw:layer="layout" svg:width="26.8cm" svg:height="13.1cm" svg:x="0.6cm" svg:y="2.116cm">
          <draw:text-box>
            <text:p text:style-name="P13"><text:span text:style-name="T187">OOP requires very little extra </text:span><text:span text:style-name="T236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36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36"/></text:p>
            <text:p text:style-name="P13"><text:span text:style-name="T236">Object-oriented programming in Go:</text:span></text:p>
            <text:p text:style-name="P13"><text:span text:style-name="T236"><text:tab/></text:span><text:span text:style-name="T236">Methods without classes</text:span></text:p>
            <text:p text:style-name="P13"><text:span text:style-name="T236"><text:tab/></text:span><text:span text:style-name="T236">Interfaces without hierarchies</text:span></text:p>
            <text:p text:style-name="P13"><text:span text:style-name="T236"><text:tab/></text:span><text:span text:style-name="T236">Code reuse without inheritance</text:span></text:p>
            <text:p text:style-name="P13"><text:span text:style-name="T236">Specifically:</text:span></text:p>
            <text:list text:continue-numbering="true" text:style-name="L1">
              <text:list-item>
                <text:p text:style-name="P13"><text:span text:style-name="T236">Any value can be an object</text:span></text:p>
              </text:list-item>
              <text:list-item>
                <text:p text:style-name="P13"><text:span text:style-name="T236">Any type can play the role of a class</text:span></text:p>
              </text:list-item>
              <text:list-item>
                <text:p text:style-name="P13"><text:span text:style-name="T236">Methods can be attached to any type</text:span></text:p>
              </text:list-item>
              <text:list-item>
                <text:p text:style-name="P13"><text:span text:style-name="T236">Interfaces implement polymorphism. </text:span></text:p>
              </text:list-item>
            </text:list>
            <text:p text:style-name="P13"><text:span text:style-name="T236">Static (!) dispatch of methods.</text:span></text:p>
            <text:p text:style-name="P13"><text:span text:style-name="T236"/></text:p>
            <text:p text:style-name="P13"><text:span text:style-name="T236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2" draw:text-style-name="P71" draw:layer="layout" svg:width="26.8cm" svg:height="13.1cm" svg:x="0.6cm" svg:y="2.116cm">
          <draw:text-box>
            <text:p text:style-name="P13"><text:span text:style-name="T237">Interfaces</text:span><text:span text:style-name="T238">:</text:span></text:p>
            <text:p text:style-name="P13"><text:span text:style-name="T238"><text:tab/></text:span><text:span text:style-name="T238">An interface defines a set of methods.</text:span></text:p>
            <text:p text:style-name="P13"><text:span text:style-name="T238"><text:tab/></text:span><text:span text:style-name="T238">A type that implements all methods of an interface is said to implement the interface.</text:span></text:p>
            <text:p text:style-name="P13"><text:span text:style-name="T238"><text:tab/></text:span><text:span text:style-name="T238">All types implement the empty interface interface{}.</text:span></text:p>
            <text:p text:style-name="P13"><text:span text:style-name="T238"/></text:p>
            <text:p text:style-name="P13"><text:span text:style-name="T239">type Reader interface {</text:span></text:p>
            <text:p text:style-name="P13"><text:span text:style-name="T239"><text:s text:c="5"/></text:span><text:span text:style-name="T239">Read(p []byte) (n int, err error)</text:span></text:p>
            <text:p text:style-name="P13"><text:span text:style-name="T239">}</text:span></text:p>
            <text:p text:style-name="P13"><text:span text:style-name="T239">type Writer interface {</text:span></text:p>
            <text:p text:style-name="P13"><text:span text:style-name="T239"><text:s text:c="5"/></text:span><text:span text:style-name="T239">Write(p []byte) (n int, err error)</text:span></text:p>
            <text:p text:style-name="P13"><text:span text:style-name="T239">}</text:span></text:p>
            <text:p text:style-name="P13"><text:span text:style-name="T239">type Empty interface{}</text:span></text:p>
            <text:p text:style-name="P13"><text:span text:style-name="T239"/></text:p>
            <text:p text:style-name="P13"><text:span text:style-name="T237">Dynamic dispatch</text:span></text:p>
            <text:p text:style-name="P13"><text:span text:style-name="T239"><text:s text:c="4"/></text:span><text:span text:style-name="T239">type Stringer interface {</text:span></text:p>
            <text:p text:style-name="P13"><text:span text:style-name="T239"><text:s text:c="8"/></text:span><text:span text:style-name="T239">String() string</text:span></text:p>
            <text:p text:style-name="P13"><text:span text:style-name="T239"><text:s text:c="4"/></text:span><text:span text:style-name="T239">}</text:span></text:p>
            <text:p text:style-name="P13"><text:span text:style-name="T239"><text:s text:c="4"/></text:span><text:span text:style-name="T239">var v Stringer</text:span></text:p>
            <text:p text:style-name="P13"><text:span text:style-name="T239"><text:s text:c="4"/></text:span><text:span text:style-name="T239">var corner = Point{1, 1}</text:span></text:p>
            <text:p text:style-name="P13"><text:span text:style-name="T239"><text:s text:c="4"/></text:span><text:span text:style-name="T239">var boiling = Celsius(100)</text:span></text:p>
            <text:p text:style-name="P13"><text:span text:style-name="T239"/></text:p>
            <text:p text:style-name="P13"><text:span text:style-name="T239"><text:s text:c="4"/></text:span><text:span text:style-name="T239">v = corner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9"/></text:p>
            <text:p text:style-name="P13"><text:span text:style-name="T239"><text:s text:c="4"/></text:span><text:span text:style-name="T239">v = boiling.ToFahrenheit()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8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3" draw:text-style-name="P72" draw:layer="layout" svg:width="26.8cm" svg:height="13.1cm" svg:x="0.6cm" svg:y="2.116cm">
          <draw:text-box>
            <text:p text:style-name="P13"><text:span text:style-name="T237">Composition and chaining</text:span></text:p>
            <text:p text:style-name="P13"><text:span text:style-name="T238">Typically, interfaces are small (1-3 methods).</text:span></text:p>
            <text:p text:style-name="P13"><text:span text:style-name="T238"/></text:p>
            <text:p text:style-name="P13"><text:span text:style-name="T238">Pervasive use of key interfaces in the standard library make it easy to chain APIs together.</text:span></text:p>
            <text:p text:style-name="P13"><text:span text:style-name="T238"/></text:p>
            <text:p text:style-name="P13"><text:span text:style-name="T238">package io</text:span></text:p>
            <text:p text:style-name="P13"><text:span text:style-name="T238">func Copy(dst Writer, src Reader) (int64, error)</text:span></text:p>
            <text:p text:style-name="P13"><text:span text:style-name="T238">The io.Copy function copies by reading from any Reader and writing to any Writer.</text:span></text:p>
            <text:p text:style-name="P13"><text:span text:style-name="T238"/></text:p>
            <text:p text:style-name="P13"><text:span text:style-name="T238">Interfaces are often introduced ad-hoc, and after the fact.</text:span></text:p>
            <text:p text:style-name="P13"><text:span text:style-name="T238"/></text:p>
            <text:p text:style-name="P13"><text:span text:style-name="T238">There is no explicit hierarchy and thus no need to design one!</text:span></text:p>
            <text:p text:style-name="P13"><text:span text:style-name="T238"/></text:p>
            <text:p text:style-name="P13"><text:span text:style-name="T237">Interfaces in practice</text:span></text:p>
            <text:p text:style-name="P13"><text:span text:style-name="T238">Methods on any types and ad hoc interfaces make for a light-weight OO programming style.</text:span></text:p>
            <text:p text:style-name="P13"><text:span text:style-name="T238"/></text:p>
            <text:p text:style-name="P13"><text:span text:style-name="T238">Go interfaces enable post-facto abstraction.</text:span></text:p>
            <text:p text:style-name="P13"><text:span text:style-name="T238"/></text:p>
            <text:p text:style-name="P13"><text:span text:style-name="T238">No explicit type hierarchies.</text:span></text:p>
            <text:p text:style-name="P13"><text:span text:style-name="T238"/></text:p>
            <text:p text:style-name="P13"><text:span text:style-name="T238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4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5" draw:text-style-name="P73" draw:layer="layout" svg:width="26.8cm" svg:height="13.1cm" svg:x="0.6cm" svg:y="2.1cm">
          <draw:text-box>
            <text:p text:style-name="P13"><text:span text:style-name="T240">package user</text:span></text:p>
            <text:p text:style-name="P13"><text:span text:style-name="T241"/></text:p>
            <text:p text:style-name="P13"><text:span text:style-name="T241">type </text:span><text:span text:style-name="T242">UserRole</text:span><text:span text:style-name="T241"> struct {</text:span></text:p>
            <text:p text:style-name="P13"><text:span text:style-name="T241"><text:tab/></text:span><text:span text:style-name="T241">name string</text:span></text:p>
            <text:p text:style-name="P13"><text:span text:style-name="T241"><text:tab/></text:span><text:span text:style-name="T241">id <text:s text:c="2"/>int</text:span></text:p>
            <text:p text:style-name="P13"><text:span text:style-name="T241">}</text:span></text:p>
            <text:p text:style-name="P13"><text:span text:style-name="T241">func (r </text:span><text:span text:style-name="T242">UserRole</text:span><text:span text:style-name="T241">) </text:span><text:span text:style-name="T240">Role</text:span><text:span text:style-name="T241">() string { return r.name }</text:span></text:p>
            <text:p text:style-name="P13"><text:span text:style-name="T241"/></text:p>
            <text:p text:style-name="P13"><text:span text:style-name="T241">type </text:span><text:span text:style-name="T243">User</text:span><text:span text:style-name="T241"> struct { // struct embedding</text:span></text:p>
            <text:p text:style-name="P13"><text:span text:style-name="T241"><text:tab/></text:span><text:span text:style-name="T241">login string</text:span></text:p>
            <text:p text:style-name="P13"><text:span text:style-name="T241"><text:tab/></text:span><text:span text:style-name="T241">email string</text:span></text:p>
            <text:p text:style-name="P13"><text:span text:style-name="T241"><text:tab/></text:span><text:span text:style-name="T242">UserRole</text:span><text:span text:style-name="T242"><text:tab/></text:span><text:span text:style-name="T242"><text:tab/></text:span><text:span text:style-name="T241">// composition via struct embedding: описать anonymous field как имя типа</text:span></text:p>
            <text:p text:style-name="P13"><text:span text:style-name="T241">}</text:span></text:p>
            <text:p text:style-name="P13"><text:span text:style-name="T241">func New(l, e string) (u User) {</text:span></text:p>
            <text:p text:style-name="P13"><text:span text:style-name="T241"><text:tab/></text:span><text:span text:style-name="T241">u = User{login: l, email: e, </text:span><text:span text:style-name="T242">UserRole</text:span><text:span text:style-name="T241">: </text:span><text:span text:style-name="T243">DefaultUserRole</text:span><text:span text:style-name="T241">()}</text:span></text:p>
            <text:p text:style-name="P13"><text:span text:style-name="T241"><text:tab/></text:span><text:span text:style-name="T241">return u</text:span></text:p>
            <text:p text:style-name="P13"><text:span text:style-name="T241">}</text:span></text:p>
            <text:p text:style-name="P13"><text:span text:style-name="T241">//////////////////////////////////////////////////////////////////////////////////</text:span></text:p>
            <text:p text:style-name="P13"><text:span text:style-name="T240">package main</text:span></text:p>
            <text:p text:style-name="P13"><text:span text:style-name="T241"/></text:p>
            <text:p text:style-name="P13"><text:span text:style-name="T244">func main() {</text:span></text:p>
            <text:p text:style-name="P13"><text:span text:style-name="T244"><text:tab/></text:span><text:span text:style-name="T244">vlad := user.New("pirogov", "chairman@caiman-club.org")</text:span></text:p>
            <text:p text:style-name="P13"><text:span text:style-name="T244"/></text:p>
            <text:p text:style-name="P13"><text:span text:style-name="T241"><text:tab/></text:span><text:span text:style-name="T241">fmt.Printf("'%v' '%v' </text:span><text:span text:style-name="T244">'%v'\n", vlad.Login(), vlad.Email(), vlad.</text:span><text:span text:style-name="T245">Role</text:span><text:span text:style-name="T244">())</text:span></text:p>
            <text:p text:style-name="P13"><text:span text:style-name="T244">}</text:span></text:p>
            <text:p text:style-name="P13"><text:span text:style-name="T24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47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7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0" draw:text-style-name="P74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0">sortable</text:span><text:span text:style-name="T154"> interface {</text:span></text:p>
            <text:p text:style-name="P13"><text:span text:style-name="T154"><text:tab/></text:span><text:span text:style-name="T251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1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1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1">ListOfIntegers</text:span><text:span text:style-name="T154"> []int</text:span></text:p>
            <text:p text:style-name="P13"><text:span text:style-name="T154">func (l ListOfIntegers) </text:span><text:span text:style-name="T251">LessEqual</text:span><text:span text:style-name="T154">(i, j int) bool { return l[i] &lt;= l[j] }</text:span></text:p>
            <text:p text:style-name="P13"><text:span text:style-name="T154">func (l ListOfIntegers) </text:span><text:span text:style-name="T251">Len</text:span><text:span text:style-name="T154">() int { return len(l) }</text:span></text:p>
            <text:p text:style-name="P13"><text:span text:style-name="T154">func (l ListOfIntegers) </text:span><text:span text:style-name="T251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2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1">LessEqual</text:span><text:span text:style-name="T154">(i, j int) bool { return v[i].killCount &lt;= v[j].killCount }</text:span></text:p>
            <text:p text:style-name="P13"><text:span text:style-name="T154">func (v vampires) </text:span><text:span text:style-name="T251">Len</text:span><text:span text:style-name="T154">() int { return len(v) }</text:span></text:p>
            <text:p text:style-name="P13"><text:span text:style-name="T154">func (v vampires) </text:span><text:span text:style-name="T251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2">QuickSort(vampz, false)</text:span></text:p>
          </draw:text-box>
        </draw:frame>
        <draw:frame draw:style-name="gr81" draw:text-style-name="P75" draw:layer="layout" svg:width="19cm" svg:height="3.366cm" svg:x="8.6cm" svg:y="8.714cm">
          <draw:text-box>
            <text:p text:style-name="P13"><text:span text:style-name="T154">func </text:span><text:span text:style-name="T252">QuickSort(s </text:span><text:span text:style-name="T253">sortable</text:span><text:span text:style-name="T252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1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4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4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2" draw:text-style-name="P70" draw:layer="layout" svg:width="26.8cm" svg:height="12.9cm" svg:x="0.6cm" svg:y="2.1cm">
          <draw:text-box>
            <text:p text:style-name="P13"><text:span text:style-name="T241">func </text:span><text:span text:style-name="T255">QuickSort(s </text:span><text:span text:style-name="T256">sortable</text:span><text:span text:style-name="T255">, isAscending bool)</text:span><text:span text:style-name="T241"> {</text:span></text:p>
            <text:p text:style-name="P13"><text:span text:style-name="T241"><text:tab/></text:span><text:span text:style-name="T241">sort(s, 0, s.</text:span><text:span text:style-name="T243">Len</text:span><text:span text:style-name="T241">()-1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sort(s </text:span><text:span text:style-name="T240">sortable</text:span><text:span text:style-name="T241">, start, end int, isAscending bool) {</text:span></text:p>
            <text:p text:style-name="P13"><text:span text:style-name="T241"><text:tab/></text:span><text:span text:style-name="T241">if start &gt;= end {</text:span></text:p>
            <text:p text:style-name="P13"><text:span text:style-name="T241"><text:tab/></text:span><text:span text:style-name="T241"><text:tab/></text:span><text:span text:style-name="T241">return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pivot := partition(s, start, end, isAscending)</text:span></text:p>
            <text:p text:style-name="P13"><text:span text:style-name="T241"><text:tab/></text:span><text:span text:style-name="T241">sort(s, start, pivot-1, isAscending)</text:span></text:p>
            <text:p text:style-name="P13"><text:span text:style-name="T241"><text:tab/></text:span><text:span text:style-name="T241">sort(s, pivot+1, end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partition(s </text:span><text:span text:style-name="T240">sortable</text:span><text:span text:style-name="T241">, start, end int, isAscending bool) int {</text:span></text:p>
            <text:p text:style-name="P13"><text:span text:style-name="T241"><text:tab/></text:span><text:span text:style-name="T241">pivot := end</text:span></text:p>
            <text:p text:style-name="P13"><text:span text:style-name="T241"><text:tab/></text:span><text:span text:style-name="T241">partitionIndex := start</text:span></text:p>
            <text:p text:style-name="P13"><text:span text:style-name="T241"><text:tab/></text:span><text:span text:style-name="T241">for current := start; current &lt; end; current++ {</text:span></text:p>
            <text:p text:style-name="P13"><text:span text:style-name="T241"><text:tab/></text:span><text:span text:style-name="T241"><text:tab/></text:span><text:span text:style-name="T241">if (isAscending &amp;&amp; s.</text:span><text:span text:style-name="T243">LessEqual</text:span><text:span text:style-name="T241">(current, pivot)) || </text:span></text:p>
            <text:p text:style-name="P13"><text:span text:style-name="T241"><text:s text:c="14"/></text:span><text:span text:style-name="T241">(!isAscending &amp;&amp; !s.</text:span><text:span text:style-name="T243">LessEqual</text:span><text:span text:style-name="T241">(current, pivot)) {</text:span></text:p>
            <text:p text:style-name="P13"><text:span text:style-name="T241"><text:tab/></text:span><text:span text:style-name="T241"><text:tab/></text:span><text:span text:style-name="T241"><text:tab/></text:span><text:span text:style-name="T241">s.Swap(current, partitionIndex)</text:span></text:p>
            <text:p text:style-name="P13"><text:span text:style-name="T241"><text:tab/></text:span><text:span text:style-name="T241"><text:tab/></text:span><text:span text:style-name="T241"><text:tab/></text:span><text:span text:style-name="T241">partitionIndex++</text:span></text:p>
            <text:p text:style-name="P13"><text:span text:style-name="T241"><text:tab/></text:span><text:span text:style-name="T241"><text:tab/></text:span><text:span text:style-name="T241">}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s.</text:span><text:span text:style-name="T243">Swap</text:span><text:span text:style-name="T241">(partitionIndex, pivot)</text:span></text:p>
            <text:p text:style-name="P13"><text:span text:style-name="T241"><text:tab/></text:span><text:span text:style-name="T241">return partitionIndex</text:span></text:p>
            <text:p text:style-name="P13"><text:span text:style-name="T2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3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57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57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31"><text:tab/></text:span><text:span text:style-name="T231"><text:tab/></text:span><text:span text:style-name="T231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58">"</text:span><text:span text:style-name="T259">packageName</text:span><text:span text:style-name="T258">"</text:span><text:span text:style-name="T258"><text:tab/></text:span><text:span text:style-name="T258">// это строка</text:span></text:p>
            <text:p text:style-name="P13"><text:span text:style-name="T258"/></text:p>
            <text:p text:style-name="P13"><text:span text:style-name="T260"><text:tab/></text:span><text:span text:style-name="T260">var result </text:span><text:span text:style-name="T261">packageName.Type =</text:span><text:span text:style-name="T260"> </text:span><text:span text:style-name="T261">packageName.Func(packageName.Const, </text:span><text:span text:style-name="T262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5" draw:text-style-name="P70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3">An import declaration is used to express a dependency on another package:</text:span></text:p>
            <text:p text:style-name="P18"><text:span text:style-name="T188"/></text:p>
            <text:p text:style-name="P18"><text:span text:style-name="T244">import "net/rpc"</text:span></text:p>
            <text:p text:style-name="P18"><text:span text:style-name="T263">Here, the importing package depends on the Go package "</text:span><text:span text:style-name="T264">rpc</text:span><text:span text:style-name="T263">".</text:span></text:p>
            <text:p text:style-name="P18"><text:span text:style-name="T188"/></text:p>
            <text:p text:style-name="P18"><text:span text:style-name="T263">The </text:span><text:span text:style-name="T265">import path</text:span><text:span text:style-name="T263"> ("</text:span><text:span text:style-name="T264">net/rpc</text:span><text:span text:style-name="T263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3">By convention, the package name matches the last element of the import path (here: "rpc").</text:span></text:p>
            <text:p text:style-name="P18"><text:span text:style-name="T188"/></text:p>
            <text:p text:style-name="P18"><text:span text:style-name="T263">Exported functionality of the rpc package is available via the package qualifier (rpc):</text:span></text:p>
            <text:p text:style-name="P18"><text:span text:style-name="T188"/></text:p>
            <text:p text:style-name="P18"><text:span text:style-name="T244">rpc.Call</text:span></text:p>
            <text:p text:style-name="P18"><text:span text:style-name="T244"/></text:p>
            <text:p text:style-name="P18"><text:span text:style-name="T244">Importing a package means reading a package's exported API.</text:span></text:p>
            <text:p text:style-name="P18"><text:span text:style-name="T244"/></text:p>
            <text:p text:style-name="P18"><text:span text:style-name="T244">This export information is self-contained. For instance:</text:span></text:p>
            <text:p text:style-name="P18"><text:span text:style-name="T244"/></text:p>
            <text:p text:style-name="P18"><text:span text:style-name="T244">A imports B</text:span></text:p>
            <text:p text:style-name="P18"><text:span text:style-name="T244">B imports C</text:span></text:p>
            <text:p text:style-name="P18"><text:span text:style-name="T244">B exports contain references to C</text:span></text:p>
            <text:p text:style-name="P18"><text:span text:style-name="T244">B's export data contains all necessary information about C. There is no need for a compiler to read the export data of C.</text:span></text:p>
            <text:p text:style-name="P18"><text:span text:style-name="T244"/></text:p>
            <text:p text:style-name="P18"><text:span text:style-name="T24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6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7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8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0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66"><text:tab/></text:span><text:span text:style-name="T266">go mod init </text:span><text:span text:style-name="T208">path/to/</text:span><text:span text:style-name="T259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Модули: </text:span><text:span text:style-name="T267">go mod &lt;command&gt; </text:span></text:p>
          </draw:text-box>
        </draw:frame>
        <draw:frame draw:style-name="gr90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1" draw:text-style-name="P76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3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Сборка: </text:span><text:span text:style-name="T267">go build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3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68">concurrency</text:span><text:span text:style-name="T269"> ~ одновременность = взаимодействие множества процессов, которые могут </text:span><text:span text:style-name="T270">выполняются одновременно, если позволяет «железо» и ОС</text:span></text:p>
              </text:list-item>
            </text:list>
            <text:p text:style-name="P18"><text:span text:style-name="T270"/></text:p>
            <text:p text:style-name="P18"><text:span text:style-name="T271">"</text:span><text:span text:style-name="T272">Concurrency</text:span><text:span text:style-name="T273"> is the </text:span><text:span text:style-name="T274">composition</text:span><text:span text:style-name="T273"> of independently execution things.</text:span><text:span text:style-name="T271">"</text:span><text:span text:style-name="T275"> <text:s text:c="8"/>‒ Rob Pike</text:span></text:p>
            <text:p text:style-name="P18"><text:span text:style-name="T270"/></text:p>
            <text:p text:style-name="P18"><text:span text:style-name="T268">Concurrency</text:span><text:span text:style-name="T269"> — это способ структурировать программу, согласовывая взаимодействие процессов </text:span><text:span text:style-name="T270">(возможно, выполняющихся одновременно).</text:span></text:p>
            <text:p text:style-name="P18"><text:span text:style-name="T270"/></text:p>
            <text:p text:style-name="P18"><text:span text:style-name="T276">Concurrency</text:span><text:span text:style-name="T270"> — это о том, как </text:span><text:span text:style-name="T277">организовать</text:span><text:span text:style-name="T270"> одновременную обработку многих вещей («</text:span><text:span text:style-name="T277">dealing</text:span><text:span text:style-name="T270"> with a lot of things at once»).</text:span></text:p>
            <text:p text:style-name="P18"><text:span text:style-name="T270"/></text:p>
            <text:p text:style-name="P18"><text:span text:style-name="T270">В программе, спроектированной на основе </text:span><text:span text:style-name="T276">concurrency</text:span><text:span text:style-name="T27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4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68">parallelism</text:span><text:span text:style-name="T269"> ~ параллелизм = параллельное выполнение множества процессов</text:span></text:p>
              </text:list-item>
            </text:list>
            <text:p text:style-name="P18"><text:span text:style-name="T269"/></text:p>
            <text:p text:style-name="P18"><text:span text:style-name="T269"/></text:p>
            <text:p text:style-name="P18"><text:span text:style-name="T278"/></text:p>
            <text:p text:style-name="P18"><text:span text:style-name="T278">"</text:span><text:span text:style-name="T279">Parallelism</text:span><text:span text:style-name="T280"> is the simultaneous </text:span><text:span text:style-name="T281">execution</text:span><text:span text:style-name="T280"> of multiple </text:span><text:span text:style-name="T282">things.</text:span><text:span text:style-name="T278">"</text:span><text:span text:style-name="T275"> <text:s text:c="35"/>‒ Rob Pike</text:span></text:p>
            <text:p text:style-name="P18"><text:span text:style-name="T270"/></text:p>
            <text:p text:style-name="P18"><text:span text:style-name="T276">Parallelism</text:span><text:span text:style-name="T270"> — это параллельное выполнение нескольких (независимых, возможно, взаимосвязанных) процессов.</text:span></text:p>
            <text:p text:style-name="P18"><text:span text:style-name="T270"/></text:p>
            <text:p text:style-name="P18"><text:span text:style-name="T268"/></text:p>
            <text:p text:style-name="P18"><text:span text:style-name="T268">Parallelism</text:span><text:span text:style-name="T269"> — это о том, как </text:span><text:span text:style-name="T283">выполнить</text:span><text:span text:style-name="T269"> обработку многих вещей параллельно</text:span><text:span text:style-name="T270"> («</text:span><text:span text:style-name="T277">doing</text:span><text:span text:style-name="T270"> a lot of things at once»).</text:span></text:p>
            <text:p text:style-name="P18"><text:span text:style-name="T270"/></text:p>
            <text:p text:style-name="P18"><text:span text:style-name="T269">П</text:span><text:span text:style-name="T270">рограмма, спроектированная на основе concurrency, организует взаимодействие процессов, учитывая их возможный </text:span><text:span text:style-name="T276">параллелизм</text:span><text:span text:style-name="T270">.</text:span></text:p>
          </draw:text-box>
        </draw:frame>
        <draw:frame draw:style-name="gr95" draw:text-style-name="P78" draw:layer="layout" svg:width="22.4cm" svg:height="0.839cm" svg:x="1.9cm" svg:y="14.699cm">
          <draw:text-box>
            <text:p text:style-name="P18"><text:span text:style-name="T27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6" draw:text-style-name="P79" draw:layer="layout" svg:width="12.9cm" svg:height="11.018cm" svg:x="0.6cm" svg:y="4cm">
          <draw:text-box>
            <text:list text:style-name="L1">
              <text:list-item>
                <text:p text:style-name="P18"><text:span text:style-name="T284">«Don't communicate by sharing memory, share memory by communicating»</text:span></text:p>
                <text:p text:style-name="P24"><text:span text:style-name="T285">Rob Pike</text:span></text:p>
              </text:list-item>
            </text:list>
            <text:p text:style-name="P18"><text:span text:style-name="T286"/></text:p>
            <text:p text:style-name="P18"><text:span text:style-name="T286">(Don't let goroutines communicate by sharing memory, let them share memory by communicating through channels.)</text:span></text:p>
            <text:p text:style-name="P18"><text:span text:style-name="T286"/></text:p>
            <text:p text:style-name="P18"><text:span text:style-name="T286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86"/></text:p>
            <text:p text:style-name="P18"><text:span text:style-name="T286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86"/></text:p>
          </draw:text-box>
        </draw:frame>
        <draw:frame draw:style-name="gr97" draw:text-style-name="P79" draw:layer="layout" svg:width="12.9cm" svg:height="10.518cm" svg:x="14.5cm" svg:y="4cm">
          <draw:text-box>
            <text:list text:style-name="L1">
              <text:list-item>
                <text:p text:style-name="P18"><text:span text:style-name="T286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86">Traditional concurrency synchronization techniques are provided in the </text:span><text:span text:style-name="T287">sync</text:span><text:span text:style-name="T286"> and </text:span><text:span text:style-name="T287">sync/atomic</text:span><text:span text:style-name="T286"> standard packages.</text:span></text:p>
              </text:list-item>
            </text:list>
          </draw:text-box>
        </draw:frame>
        <draw:frame draw:style-name="gr98" draw:text-style-name="P80" draw:layer="layout" svg:width="27cm" svg:height="1.673cm" svg:x="0.5cm" svg:y="2.5cm">
          <draw:text-box>
            <text:p text:style-name="P18"><text:span text:style-name="T288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99" draw:text-style-name="P68" draw:layer="layout" svg:width="26.8cm" svg:height="13.269cm" svg:x="0.6cm" svg:y="2.1cm">
          <draw:text-box>
            <text:p text:style-name="P18"><text:span text:style-name="T289">Многозадачность в Go реализована на основе CSP (communicating sequential processes, C. A. R. Hoare, 1978).</text:span></text:p>
            <text:p text:style-name="P18"><text:span text:style-name="T289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Сопрограммы (goroutines) для распаралелливания выполнения:</text:span></text:p>
              </text:list-item>
            </text:list>
            <text:p text:style-name="P13"><text:span text:style-name="T290"><text:tab/></text:span><text:span text:style-name="T232">go f()</text:span><text:span text:style-name="T231"> </text:span><text:span text:style-name="T231"><text:tab/></text:span><text:span text:style-name="T231"><text:tab/></text:span><text:span text:style-name="T231"><text:tab/></text:span><text:span text:style-name="T231"><text:tab/></text:span><text:span text:style-name="T231">// запустить любую функцию как процесс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29">Каналы (</text:span><text:span text:style-name="T231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31"><text:tab/></text:span><text:span text:style-name="T231">channel &lt;- value</text:span><text:span text:style-name="T231"><text:tab/></text:span><text:span text:style-name="T231"><text:tab/></text:span><text:span text:style-name="T231">// отправить значение в канал и ждать</text:span></text:p>
            <text:p text:style-name="P13"><text:span text:style-name="T290"><text:tab/></text:span><text:span text:style-name="T290">value = &lt;-channel</text:span><text:span text:style-name="T290"><text:tab/></text:span><text:span text:style-name="T290">// </text:span><text:span text:style-name="T231">ждать и получить значение из канала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30">Выбор (</text:span><text:span text:style-name="T231">select</text:span><text:span text:style-name="T230">) для обработки нескольких потоков данных череез каналы:</text:span></text:p>
              </text:list-item>
            </text:list>
            <text:p text:style-name="P13"><text:span text:style-name="T231"><text:tab/></text:span><text:span text:style-name="T232">select</text:span><text:span text:style-name="T231"> {</text:span></text:p>
            <text:p text:style-name="P13"><text:span text:style-name="T231"><text:tab/></text:span><text:span text:style-name="T231">case &lt;-ch2: </text:span><text:span text:style-name="T231"><text:tab/></text:span><text:span text:style-name="T231"><text:tab/></text:span><text:span text:style-name="T231"><text:tab/></text:span><text:span text:style-name="T231">// ожидать, когда что-то появится в канале #1</text:span></text:p>
            <text:p text:style-name="P13"><text:span text:style-name="T231"><text:tab/></text:span><text:span text:style-name="T231">case v2 := &lt;-ch2: </text:span><text:span text:style-name="T231"><text:tab/></text:span><text:span text:style-name="T231">// ждать и получить значение из канала #2</text:span></text:p>
            <text:p text:style-name="P13"><text:span text:style-name="T231"><text:tab/></text:span><text:span text:style-name="T231">case ch3 &lt;- v3:</text:span><text:span text:style-name="T231"><text:tab/></text:span><text:span text:style-name="T231"><text:tab/></text:span><text:span text:style-name="T231">// отправить в канал #3</text:span></text:p>
            <text:p text:style-name="P13"><text:span text:style-name="T231"><text:tab/></text:span><text:span text:style-name="T231">default:</text:span><text:span text:style-name="T231"><text:tab/></text:span><text:span text:style-name="T231"><text:tab/></text:span><text:span text:style-name="T231"><text:tab/></text:span><text:span text:style-name="T231"><text:tab/></text:span><text:span text:style-name="T231">// обработать другое событие</text:span></text:p>
            <text:p text:style-name="P13"><text:span text:style-name="T231"><text:tab/></text:span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0" draw:text-style-name="P68" draw:layer="layout" svg:width="26.8cm" svg:height="13.1cm" svg:x="0.6cm" svg:y="2.1cm">
          <draw:text-box>
            <text:p text:style-name="P18"><text:span text:style-name="T23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0"/></text:p>
            <text:p text:style-name="P13"><text:span text:style-name="T232">func f(</text:span><text:span text:style-name="T231">n int</text:span><text:span text:style-name="T232">)</text:span><text:span text:style-name="T231"> { println(</text:span><text:span text:style-name="T291">n</text:span><text:span text:style-name="T231">) } </text:span></text:p>
            <text:p text:style-name="P13"><text:span text:style-name="T231"/></text:p>
            <text:p text:style-name="P13"><text:span text:style-name="T231">func main() {</text:span></text:p>
            <text:p text:style-name="P13"><text:span text:style-name="T231"><text:tab/></text:span><text:span text:style-name="T231">for n := range 5 {</text:span></text:p>
            <text:p text:style-name="P13"><text:span text:style-name="T292"><text:tab/></text:span><text:span text:style-name="T292"><text:tab/></text:span><text:span text:style-name="T292">go f(</text:span><text:span text:style-name="T290">n+1</text:span><text:span text:style-name="T292">)</text:span><text:span text:style-name="T290"><text:tab/></text:span><text:span text:style-name="T290">// запустить 5 экземпляров f() </text:span><text:span text:style-name="T231">параллельно c main()</text:span></text:p>
            <text:p text:style-name="P13"><text:span text:style-name="T231"><text:tab/></text:span></text:p>
            <text:p text:style-name="P13"><text:span text:style-name="T232"><text:tab/></text:span><text:span text:style-name="T232"><text:tab/></text:span><text:span text:style-name="T231">// можно запустить анонимные функции</text:span></text:p>
            <text:p text:style-name="P13"><text:span text:style-name="T231"><text:tab/></text:span><text:span text:style-name="T231"><text:tab/></text:span><text:span text:style-name="T232">go func () {</text:span><text:span text:style-name="T231"> println(n+1) </text:span><text:span text:style-name="T232">}()</text:span></text:p>
            <text:p text:style-name="P13"><text:span text:style-name="T231"/></text:p>
            <text:p text:style-name="P13"><text:span text:style-name="T231"><text:tab/></text:span><text:span text:style-name="T231">}</text:span></text:p>
            <text:p text:style-name="P13"><text:span text:style-name="T231"/></text:p>
            <text:p text:style-name="P13"><text:span text:style-name="T231"><text:tab/></text:span><text:span text:style-name="T231">time.Sleep(1 * time.Second)</text:span></text:p>
            <text:p text:style-name="P13"><text:span text:style-name="T231"><text:tab/></text:span><text:span text:style-name="T231">println("Вышел зайчик погулять.")</text:span></text:p>
            <text:p text:style-name="P13"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1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2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66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1"><text:tab/></text:span><text:span text:style-name="T241">chan (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chan (&lt;-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chan&lt;- (chan </text:span><text:span text:style-name="T243">Type</text:span><text:span text:style-name="T241">)</text:span><text:span text:style-name="T241"><text:tab/></text:span><text:span text:style-name="T241"><text:tab/></text:span><text:span text:style-name="T241">// channel for sending values of type </text:span><text:span text:style-name="T240">chan </text:span><text:span text:style-name="T293">Type</text:span></text:p>
            <text:p text:style-name="P13"><text:span text:style-name="T241"><text:tab/></text:span><text:span text:style-name="T241">chan&lt;- (&lt;-chan </text:span><text:span text:style-name="T243">Type</text:span><text:span text:style-name="T241">)</text:span><text:span text:style-name="T241"><text:tab/></text:span><text:span text:style-name="T241">// channel for send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&lt;-chan (chan </text:span><text:span text:style-name="T243">Type</text:span><text:span text:style-name="T241">)</text:span><text:span text:style-name="T241"><text:tab/></text:span><text:span text:style-name="T241"><text:tab/></text:span><text:span text:style-name="T241">// channel for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&lt;-chan (&lt;-chan </text:span><text:span text:style-name="T243">Type</text:span><text:span text:style-name="T241">)</text:span><text:span text:style-name="T241"><text:tab/></text:span><text:span text:style-name="T241">// channel for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3" draw:text-style-name="P68" draw:layer="layout" svg:width="26.8cm" svg:height="13.211cm" svg:x="0.6cm" svg:y="2.1cm">
          <draw:text-box>
            <text:p text:style-name="P13"><text:span text:style-name="T290">// объявить переменную для канал обмена данными указанного типа</text:span></text:p>
            <text:p text:style-name="P13"><text:span text:style-name="T292"><text:tab/></text:span><text:span text:style-name="T292">var </text:span><text:span text:style-name="T294">channel</text:span><text:span text:style-name="T292"> chan </text:span><text:span text:style-name="T294">T</text:span><text:span text:style-name="T294"><text:tab/></text:span><text:span text:style-name="T294"><text:tab/></text:span></text:p>
            <text:p text:style-name="P13"><text:span text:style-name="T294"/></text:p>
            <text:p text:style-name="P13"><text:span text:style-name="T290">//</text:span><text:span text:style-name="T290"><text:tab/></text:span><text:span text:style-name="T290">создать канал</text:span></text:p>
            <text:p text:style-name="P13"><text:span text:style-name="T292"><text:tab/></text:span><text:span text:style-name="T294">channel</text:span><text:span text:style-name="T292"> = make(chan </text:span><text:span text:style-name="T294">T, </text:span><text:span text:style-name="T295">размерБуфера</text:span><text:span text:style-name="T292">)</text:span></text:p>
            <text:p text:style-name="P13"><text:span text:style-name="T292"/></text:p>
            <text:p text:style-name="P13"><text:span text:style-name="T290">// отправить значение в канал</text:span></text:p>
            <text:p text:style-name="P13"><text:span text:style-name="T294"><text:tab/></text:span><text:span text:style-name="T294">channel</text:span><text:span text:style-name="T292"> &lt;- value</text:span></text:p>
            <text:p text:style-name="P13"><text:span text:style-name="T290">// и ждать, пока не будет прочитано значение из канала</text:span></text:p>
            <text:p text:style-name="P13"><text:span text:style-name="T290"/></text:p>
            <text:p text:style-name="P13"><text:span text:style-name="T290">// ждать, пока не будет записано значение в канал</text:span></text:p>
            <text:p text:style-name="P13"><text:span text:style-name="T290">// прочитать значение из канала в переменную</text:span></text:p>
            <text:p text:style-name="P13"><text:span text:style-name="T292"><text:tab/></text:span><text:span text:style-name="T292">value := &lt;-</text:span><text:span text:style-name="T294">channel</text:span></text:p>
            <text:p text:style-name="P13"><text:span text:style-name="T292"/></text:p>
            <text:p text:style-name="P13"><text:span text:style-name="T290">// прочитать из канала, игнорируя значение</text:span></text:p>
            <text:p text:style-name="P13"><text:span text:style-name="T292"><text:tab/></text:span><text:span text:style-name="T292">&lt;-</text:span><text:span text:style-name="T294">channel</text:span></text:p>
            <text:p text:style-name="P13"><text:span text:style-name="T296"/></text:p>
            <text:p text:style-name="P13"><text:span text:style-name="T292">close(</text:span><text:span text:style-name="T294">channel</text:span><text:span text:style-name="T292">)</text:span><text:span text:style-name="T290"><text:tab/></text:span><text:span text:style-name="T29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4" draw:text-style-name="P81" draw:layer="layout" svg:width="26.8cm" svg:height="13.211cm" svg:x="0.6cm" svg:y="2.1cm">
          <draw:text-box>
            <text:p text:style-name="P18"><text:span text:style-name="T29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2"><text:span text:style-name="T299">Unbuffered, open</text:span></text:p>
              </table:table-cell>
              <table:table-cell>
                <text:p text:style-name="P83"><text:span text:style-name="T299">Unbuffered, closed</text:span></text:p>
              </table:table-cell>
              <table:table-cell>
                <text:p text:style-name="P83"><text:span text:style-name="T299">Buffered, open</text:span></text:p>
              </table:table-cell>
              <table:table-cell>
                <text:p text:style-name="P83"><text:span text:style-name="T299">Buffered, closed</text:span></text:p>
              </table:table-cell>
              <table:table-cell>
                <text:p text:style-name="P83"><text:span text:style-name="T29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9">Receive</text:span></text:p>
                <text:p text:style-name="P2"><text:span text:style-name="T299"/></text:p>
                <text:p text:style-name="P84"><text:span text:style-name="T228"><text:s/></text:span><text:span text:style-name="T299">v, ok &lt;- ch</text:span></text:p>
              </table:table-cell>
              <table:table-cell table:style-name="ce5">
                <text:p text:style-name="P85"><text:span text:style-name="T228">Заблокирован, пока значение не будет записано в канал.</text:span></text:p>
              </table:table-cell>
              <table:table-cell>
                <text:p text:style-name="P86"><text:span text:style-name="T228">Возвращает нулевое значение и </text:span><text:span text:style-name="T299">ok == false</text:span><text:span text:style-name="T228">.</text:span></text:p>
                <text:p text:style-name="P86"><text:span text:style-name="T228"/></text:p>
              </table:table-cell>
              <table:table-cell>
                <text:p text:style-name="P86"><text:span text:style-name="T228">Заблокирован, если буфер пуст.</text:span></text:p>
              </table:table-cell>
              <table:table-cell>
                <text:p text:style-name="P86"><text:span text:style-name="T228">Возвращает очередное оставшееся значение из буфера в канале или пустое и </text:span><text:span text:style-name="T299">ok == false</text:span><text:span text:style-name="T228">. </text:span></text:p>
                <text:p text:style-name="P86"><text:span text:style-name="T228">len(ch) == 0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9">Send</text:span></text:p>
                <text:p text:style-name="P2"><text:span text:style-name="T299"/></text:p>
                <text:p text:style-name="P2"><text:span text:style-name="T299">ch &lt;- v </text:span></text:p>
              </table:table-cell>
              <table:table-cell>
                <text:p text:style-name="P86"><text:span text:style-name="T228">Заблокирован, пока значение не будет прочитано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блокирован, если буфер заполнен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9"/></text:p>
                <text:p text:style-name="P2"><text:span text:style-name="T299">close(ch)</text:span></text:p>
              </table:table-cell>
              <table:table-cell>
                <text:p text:style-name="P86"><text:span text:style-name="T228">Канал закрывается,</text:span></text:p>
                <text:p text:style-name="P86"><text:span text:style-name="T228">но можно прочитать значение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9"><text:span text:style-name="T228">Канал закрывается,</text:span></text:p>
                <text:p text:style-name="P29"><text:span text:style-name="T228">но можно прочитать оставшиеся в буфере значения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"><text:span text:style-name="T29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5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0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06" draw:text-style-name="P75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7" draw:text-style-name="P26" draw:layer="layout" svg:width="26.8cm" svg:height="13.42cm" svg:x="0.6cm" svg:y="2.1cm">
          <draw:text-box>
            <text:p text:style-name="P18"><text:span text:style-name="T290">select</text:span><text:span text:style-name="T229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29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0">select</text:span><text:span text:style-name="T229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8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09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0" draw:text-style-name="P68" draw:layer="layout" svg:width="26.8cm" svg:height="13.1cm" svg:x="0.6cm" svg:y="2.1cm">
          <draw:text-box>
            <text:p text:style-name="P13"><text:span text:style-name="T301"><text:a xlink:href="https://go.dev/wiki/IDEsAndTextEditorPlugins" xlink:type="simple">▲ IDEs And Text Editor Plugins @ go.dev</text:a></text:span><text:span text:style-name="T301">:</text:span></text:p>
            <text:p text:style-name="P13"><text:span text:style-name="T301"/></text:p>
            <text:list text:style-name="L1">
              <text:list-item>
                <text:p text:style-name="P13"><text:span text:style-name="T302">Visual Studio Code</text:span><text:span text:style-name="T301"> + plug-in (Microsoft)</text:span></text:p>
              </text:list-item>
              <text:list-item>
                <text:p text:style-name="P13"><text:span text:style-name="T302">GoLand</text:span><text:span text:style-name="T301"> (IDE by JetBrains)</text:span></text:p>
              </text:list-item>
              <text:list-item>
                <text:p text:style-name="P13"><text:span text:style-name="T302">LiteIDE</text:span><text:span text:style-name="T301"> (open source and cross-platform Go IDE)</text:span></text:p>
              </text:list-item>
              <text:list-item>
                <text:p text:style-name="P13"><text:span text:style-name="T302">Komodo IDE</text:span><text:span text:style-name="T301"> (cross-platform IDE with built-in Go support)</text:span></text:p>
              </text:list-item>
            </text:list>
            <text:p text:style-name="P13"><text:span text:style-name="T302"/></text:p>
            <text:list text:continue-numbering="true" text:style-name="L1">
              <text:list-item>
                <text:p text:style-name="P13"><text:span text:style-name="T302">Komodo Edit</text:span><text:span text:style-name="T301"> + plug-in (cross-platform text editor)</text:span></text:p>
              </text:list-item>
              <text:list-item>
                <text:p text:style-name="P13"><text:span text:style-name="T302">jEdit</text:span><text:span text:style-name="T301"> (open-source, cross-platform text editor: Java)</text:span></text:p>
              </text:list-item>
              <text:list-item>
                <text:p text:style-name="P13"><text:span text:style-name="T302">Geany</text:span><text:span text:style-name="T301"> (free cross-platform programmer's text editor)</text:span></text:p>
              </text:list-item>
              <text:list-item>
                <text:p text:style-name="P13"><text:span text:style-name="T302">Notepad++</text:span><text:span text:style-name="T301"> (text &amp; source code editor: Windows)</text:span></text:p>
              </text:list-item>
              <text:list-item>
                <text:p text:style-name="P13"><text:span text:style-name="T302">Kate</text:span><text:span text:style-name="T301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301"> (commercial text editor: macOS, Windows, Linux)</text:span></text:p>
              </text:list-item>
              <text:list-item>
                <text:p text:style-name="P13"><text:span text:style-name="T302">TextMate</text:span><text:span text:style-name="T301"> (commercial text editor: macOS)</text:span></text:p>
              </text:list-item>
              <text:list-item>
                <text:p text:style-name="P13"><text:span text:style-name="T302">vim</text:span><text:span text:style-name="T301"> &amp; </text:span><text:span text:style-name="T302">Neovim</text:span><text:span text:style-name="T301">+ vim-go plugin (open-source, cross-platform text editor)</text:span></text:p>
              </text:list-item>
            </text:list>
            <text:p text:style-name="P13"><text:span text:style-name="T301"/></text:p>
            <text:p text:style-name="P18"><text:span text:style-name="T30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1" draw:text-style-name="P87" draw:layer="layout" svg:width="26.8cm" svg:height="12.843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ByteDance (TikTok/Douyin), Canonical, Capital One, CERN, </text:span><text:span text:style-name="T307">Cloudflare</text:span><text:span text:style-name="T229">, Cockroach Labs, 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Heroku, Huawei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Qiniu, </text:span><text:span text:style-name="T307">Reddit</text:span><text:span text:style-name="T229">, RedHat, Riot Games, Slack, Salesforce</text:span><text:span text:style-name="T308"> (Python, C→Go)</text:span><text:span text:style-name="T229">, SendGrid, Stream</text:span><text:span text:style-name="T308"> (Python→Go)</text:span><text:span text:style-name="T229">, SoundCloud, Terraform, The Economist, The New York Times, </text:span><text:span text:style-name="T307">Twitch</text:span><text:span text:style-name="T229">, Uber, Walmart, YouTube, </text:span><text:span text:style-name="T307">X / Twitter</text:span><text:span text:style-name="T229">, </text:span><text:span text:style-name="T308">многих</text:span><text:span text:style-name="T309"> других организациях и проектах </text:span><text:span text:style-name="T310">open-source</text:span><text:span text:style-name="T309">.</text:span></text:p>
            <text:p text:style-name="P18"><text:span text:style-name="T230"/></text:p>
            <text:p text:style-name="P18"><text:span text:style-name="T311">В </text:span><text:span text:style-name="T312">России</text:span><text:span text:style-name="T311"> (всеми крупными компаниями):</text:span></text:p>
            <text:p text:style-name="P18"><text:span text:style-name="T229"><text:tab/></text:span><text:span text:style-name="T307">Яндекс</text:span><text:span text:style-name="T229">, ЦУМ, УГМК-Телеком, Точка, Т-Банк, Совкомбанк Технологии, Ситимобил, </text:span><text:span text:style-name="T307">СберТех</text:span><text:span text:style-name="T229">, Ростелеком, Онлайн-кинотеатр Иви, </text:span><text:span text:style-name="T307">МТС</text:span><text:span text:style-name="T229">+MWS, МойОфис, Магнит.Tech, </text:span><text:span text:style-name="T307">Лаборатория Касперского</text:span><text:span text:style-name="T229">, Купер, ИТ-Холдинг Т1, ИнГосСтрах Банк, Домклик, Группа Астра, ГНИВЦ, АйТи Инновация, YADRO, X5 Digital, Wildberries, </text:span><text:span text:style-name="T307">VK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Okko, </text:span><text:span text:style-name="T307">Mail.ru</text:span><text:span text:style-name="T229"> Group, Lamoda Tech</text:span><text:span text:style-name="T230">, iSpring, IBS, Delivery Club, Cloud.ru, Boxberry: IT, </text:span><text:span text:style-name="T313">Beeline</text:span><text:span text:style-name="T230">, </text:span><text:span text:style-name="T313">Avito</text:span><text:span text:style-name="T230">, 2GIS </text:span><text:span text:style-name="T30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2" draw:text-style-name="P68" draw:layer="layout" svg:width="26.8cm" svg:height="13.363cm" svg:x="0.6cm" svg:y="2.1cm">
          <draw:text-box>
            <text:p text:style-name="P13"><text:span text:style-name="T314">Области </text:span><text:span text:style-name="T314"><text:a xlink:href="https://github.com/avelino/awesome-go" xlink:type="simple">применения ▲</text:a></text:span><text:span text:style-name="T314"><text:s/>Go:</text:span></text:p>
            <text:list text:style-name="L1">
              <text:list-item>
                <text:p text:style-name="P88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8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8"><text:span text:style-name="T230"><text:a xlink:href="https://go.dev/solutions/webdev" xlink:type="simple">Web Development ▲</text:a></text:span><text:span text:style-name="T230"><text:s/>(frameworks, toolkits, engines, servers)</text:span></text:p>
              </text:list-item>
              <text:list-item>
                <text:p text:style-name="P88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8"><text:span text:style-name="T315">... multi-platform GUI apps (</text:span><text:span text:style-name="T315"><text:a xlink:href="https://fyne.io/" xlink:type="simple">fyne.io</text:a></text:span><text:span text:style-name="T315">)</text:span></text:p>
              </text:list-item>
              <text:list-item>
                <text:p text:style-name="P88"><text:span text:style-name="T315">... AI clients via API &amp; libraries (TensorFlow in Go, etc.)</text:span></text:p>
              </text:list-item>
              <text:list-item>
                <text:p text:style-name="P88"><text:span text:style-name="T315">… </text:span><text:span text:style-name="T315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29"><text:a xlink:href="https://medevel.com/golang-apps-6729/#gsc.tab=0" xlink:type="simple">Top 60+ Open-source Apps Written with Golang in 2024 ▲</text:a></text:span><text:span text:style-name="T2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3" draw:text-style-name="P26" draw:layer="layout" svg:width="26.8cm" svg:height="13.76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230">(since 2009):</text:span></text:p>
            <text:p text:style-name="P18"><text:span text:style-name="T229"><text:tab/></text:span><text:span text:style-name="T230">Now: </text:span><text:span text:style-name="T313">#8</text:span><text:span text:style-name="T230"> (Aug 2025) ← #13 (Nov 2023)</text:span></text:p>
            <text:p text:style-name="P18"><text:span text:style-name="T229"><text:tab/></text:span><text:span text:style-name="T229">Highest Position (before): #7 (Apr 2024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www.jetbrains.com/lp/devecosystem-2024/" xlink:type="simple">JetBrains ▲</text:a></text:span><text:span text:style-name="T229"><text:s/>Top-paid employees by programming language: </text:span><text:span text:style-name="T307">#2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07"><text:a xlink:href="https://spectrum.ieee.org/top-programming-languages-2024" xlink:type="simple">IEEE Spectrum ▲</text:a></text:span><text:span text:style-name="T229"><text:s/>Top Programming Languages: </text:span><text:span text:style-name="T307">#8</text:span><text:span text:style-name="T229"> (</text:span><text:span text:style-name="T230">2024)</text:span></text:p>
            <text:p text:style-name="P18"><text:span text:style-name="T313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3">#10</text:span><text:span text:style-name="T230"> </text:span></text:p>
            <text:p text:style-name="P18"><text:span text:style-name="T313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3">#10</text:span></text:p>
            <text:p text:style-name="P18"><text:span text:style-name="T307"><text:a xlink:href="https://survey.stackoverflow.co/2024/technology#most-popular-technologies-language-prof" xlink:type="simple">StackOverflow ▲</text:a></text:span><text:span text:style-name="T307"><text:s/>#11</text:span><text:span text:style-name="T229"> Most popular techs: language (professionals) (2024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2</text:span><text:span text:style-name="T230"> (May 2025)</text:span></text:p>
            <text:p text:style-name="P18"><text:span text:style-name="T313"><text:a xlink:href="https://redmonk.com/sogrady/2024/09/12/language-rankings-6-24/" xlink:type="simple">RedMonk ▲</text:a></text:span><text:span text:style-name="T230"><text:s/>Programming Language Rankings: </text:span><text:span text:style-name="T313">#12</text:span><text:span text:style-name="T230"> (Jun 2024)</text:span></text:p>
            <text:p text:style-name="P18"><text:span text:style-name="T313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3">#12</text:span></text:p>
            <text:p text:style-name="P18"><text:span text:style-name="T313"><text:a xlink:href="https://www.geeksforgeeks.org/top-programming-languages/" xlink:type="simple">GeeksForGeeks ▲</text:a></text:span><text:span text:style-name="T230"><text:s/>20 Best Programming Languages to Learn in 2025: </text:span><text:span text:style-name="T313">#13</text:span></text:p>
            <text:p text:style-name="P24"><text:span text:style-name="T316"/></text:p>
            <text:p text:style-name="P24"><text:span text:style-name="T316">* я не учитывал в индексах позицию HTML/CSS</text:span></text:p>
            <text:p text:style-name="P24"><text:span text:style-name="T316"/></text:p>
          </draw:text-box>
        </draw:frame>
        <draw:frame draw:style-name="gr114" draw:text-style-name="P89" draw:layer="layout" svg:width="6cm" svg:height="2.4cm" svg:x="21.4cm" svg:y="2.6cm">
          <draw:text-box>
            <text:p text:style-name="P29"><text:span text:style-name="T317"><text:a xlink:href="https://blog.jetbrains.com/research/2025/04/is-golang-still-growing-go-language-popularity-trends-in-2024/" xlink:type="simple">Is Golang Still Growing? Go Language Popularity Trends in 2024</text:a></text:span><text:span text:style-name="T31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18">Синтаксис слишком простой, мало syntactic sugar.</text:span></text:p>
              </text:list-item>
              <text:list-item>
                <text:p text:style-name="P18"><text:span text:style-name="T31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18">Нет настоящего ООП.</text:span></text:p>
              </text:list-item>
              <text:list-item>
                <text:p text:style-name="P18"><text:span text:style-name="T31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1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8">Нет перегрузки функций (function overloading).</text:span></text:p>
              </text:list-item>
              <text:list-item>
                <text:p text:style-name="P18"><text:span text:style-name="T318">no support operator overloading or keyword extensibility, no support immutability declarations.</text:span></text:p>
              </text:list-item>
              <text:list-item>
                <text:p text:style-name="P18"><text:span text:style-name="T31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8">Использование </text:span><text:span text:style-name="T59">nil</text:span><text:span text:style-name="T318"> и weak type safety?</text:span></text:p>
              </text:list-item>
              <text:list-item>
                <text:p text:style-name="P18"><text:span text:style-name="T318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1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8">Странный шаблон при форматировании даты и времени.</text:span></text:p>
              </text:list-item>
              <text:list-item>
                <text:p text:style-name="P18"><text:span text:style-name="T318">Нет проверки значений на соответствие перечислению, объявленному через </text:span><text:span text:style-name="T59">iota</text:span><text:span text:style-name="T318">.</text:span></text:p>
              </text:list-item>
              <text:list-item>
                <text:p text:style-name="P18"><text:span text:style-name="T31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8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6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7" draw:text-style-name="P91" draw:layer="layout" svg:width="8.4cm" svg:height="2.501cm" svg:x="19.2cm" svg:y="12.8cm">
          <text:p text:style-name="P90"><text:span text:style-name="T173">Наверное, это последний язык, </text:span></text:p>
          <text:p text:style-name="P90"><text:span text:style-name="T173">разработанный «классиками»,</text:span></text:p>
          <text:p text:style-name="P90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1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0">▲</text:span></text:p>
          </draw:text-box>
        </draw:frame>
        <draw:frame draw:style-name="gr120" draw:text-style-name="P93" draw:layer="layout" svg:width="26.4cm" svg:height="13.151cm" svg:x="0.8cm" svg:y="2.127cm">
          <draw:text-box>
            <text:list text:style-name="L1">
              <text:list-item>
                <text:p text:style-name="P92"><text:span text:style-name="T192"><text:a xlink:href="https://go.dev/" xlink:type="simple">go.dev/</text:a></text:span><text:span text:style-name="T192"><text:s text:c="35"/></text:span><text:span text:style-name="T321"><text:s text:c="4"/>// Официальный сайт языка</text:span></text:p>
              </text:list-item>
              <text:list-item>
                <text:p text:style-name="P92"><text:span text:style-name="T192"><text:a xlink:href="https://go.dev/play/" xlink:type="simple">go.dev/play/</text:a></text:span><text:span text:style-name="T191"><text:s text:c="30"/></text:span><text:span text:style-name="T321"><text:s text:c="4"/>// Go Playground ~ выполнение в браузере</text:span></text:p>
              </text:list-item>
              <text:list-item>
                <text:p text:style-name="P92"><text:span text:style-name="T192"><text:a xlink:href="https://go.dev/ref/spec" xlink:type="simple">go.dev/ref/spec</text:a></text:span><text:span text:style-name="T192"><text:s text:c="27"/></text:span><text:span text:style-name="T321"><text:s text:c="4"/></text:span><text:span text:style-name="T322">// Спецификация языка</text:span><text:span text:style-name="T321"> (!!!)</text:span></text:p>
              </text:list-item>
              <text:list-item>
                <text:p text:style-name="P92"><text:span text:style-name="T192"><text:a xlink:href="https://go.dev/doc/" xlink:type="simple">go.dev/doc/</text:a></text:span><text:span text:style-name="T191"><text:s text:c="31"/></text:span><text:span text:style-name="T321"><text:s text:c="4"/>// Документация</text:span></text:p>
              </text:list-item>
              <text:list-item>
                <text:p text:style-name="P92"><text:span text:style-name="T192"><text:a xlink:href="https://go.dev/doc/code" xlink:type="simple">go.dev/doc/code</text:a></text:span><text:span text:style-name="T191"><text:s text:c="27"/></text:span><text:span text:style-name="T321"><text:s text:c="4"/>// How to Write Go Code</text:span></text:p>
              </text:list-item>
              <text:list-item>
                <text:p text:style-name="P92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1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1"><text:s text:c="4"/>// Go в примерах</text:span></text:p>
              </text:list-item>
              <text:list-item>
                <text:p text:style-name="P18"><text:span text:style-name="T322"><text:a xlink:href="https://go.dev/doc/modules/layout" xlink:type="simple">go.dev/doc/modules/layout</text:a></text:span><text:span text:style-name="T321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1">Стандартный макет [большого] Go проекта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192"><text:a xlink:href="https://tour.golang.org/" xlink:type="simple">tour.golang.org</text:a></text:span><text:span text:style-name="T191"><text:s text:c="27"/></text:span><text:span text:style-name="T321"><text:s text:c="4"/>// Экскурсия по возможностям Go</text:span></text:p>
              </text:list-item>
              <text:list-item>
                <text:p text:style-name="P92"><text:span text:style-name="T192"><text:a xlink:href="https://golangdocs.com/" xlink:type="simple">golangdocs.com</text:a></text:span><text:span text:style-name="T191"><text:s text:c="28"/></text:span><text:span text:style-name="T321"><text:s text:c="4"/>// примеры конструкций</text:span></text:p>
              </text:list-item>
              <text:list-item>
                <text:p text:style-name="P92"><text:span text:style-name="T322"><text:a xlink:href="https://appliedgo.net/why-go/" xlink:type="simple">appliedgo.net/why-go/</text:a></text:span><text:span text:style-name="T321"><text:s text:c="25"/>// 15 Reasons I Love Go</text:span></text:p>
              </text:list-item>
              <text:list-item>
                <text:p text:style-name="P92"><text:span text:style-name="T322"><text:a xlink:href="https://github.com/avelino/awesome-go" xlink:type="simple">awesome-go</text:a></text:span><text:span text:style-name="T321"><text:s text:c="36"/>// libraries for everything...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1"><text:s text:c="10"/>// "Effecive Go" бесплатная web-книга</text:span></text:p>
              </text:list-item>
              <text:list-item>
                <text:p text:style-name="P92"><text:span text:style-name="T322"><text:a xlink:href="https://gopl.io/" xlink:type="simple">gopl.io</text:a></text:span><text:span text:style-name="T321"><text:s text:c="18"/>// "The Go Programming Language" by A.A.A.Donovan &amp; B.W.Kernighan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192"><text:a xlink:href="https://www.w3schools.com/go/index.php" xlink:type="simple">w3schools.com/go/</text:a></text:span><text:span text:style-name="T191"><text:s text:c="16"/></text:span><text:span text:style-name="T321">@ w3schools <text:s/>// Справочник</text:span></text:p>
              </text:list-item>
              <text:list-item>
                <text:p text:style-name="P92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1">@ proglib.io // Самоучитель</text:span></text:p>
              </text:list-item>
              <text:list-item>
                <text:p text:style-name="P92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1">@ proglib.io // План изучения</text:span></text:p>
              </text:list-item>
              <text:list-item>
                <text:p text:style-name="P92"><text:span text:style-name="T322"><text:a xlink:href="https://lyceum.yandex.ru/go" xlink:type="simple">lyceum.yandex.ru/go</text:a></text:span><text:span text:style-name="T321"><text:s text:c="27"/>// Яндекс-лицей: Программирование на Go</text:span></text:p>
              </text:list-item>
              <text:list-item>
                <text:p text:style-name="P92"><text:span text:style-name="T322"><text:a xlink:href="https://codelibs.ru/category/go/" xlink:type="simple">Книги по Go</text:a></text:span><text:span text:style-name="T321"><text:s text:c="22"/>@codelibs.ru //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322"><text:a xlink:href="https://tinygo.org/" xlink:type="simple">tinygo.org</text:a></text:span><text:span text:style-name="T32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21" draw:text-style-name="P9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2" draw:text-style-name="P96" draw:layer="layout" svg:width="6.527cm" svg:height="3.405cm" svg:x="10cm" svg:y="6.834cm">
          <draw:text-box>
            <text:p text:style-name="P2"><text:span text:style-name="T32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3" draw:text-style-name="P97" draw:layer="layout" svg:width="26.4cm" svg:height="12.473cm" svg:x="0.8cm" svg:y="2.527cm">
          <draw:text-box>
            <text:p text:style-name="P18"><text:span text:style-name="T325">communicating sequential processes ~ взаимодействие последовательных процессов </text:span></text:p>
            <text:p text:style-name="P18"><text:span text:style-name="T32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5">CSP <text:s/>= communicating sequential processes</text:span></text:p>
            <text:p text:style-name="P18"><text:span text:style-name="T325">gopher ~ программист на Go</text:span></text:p>
            <text:p text:style-name="P18"><text:span text:style-name="T325">goroutine ~ подпрограмма, возможно, выполняемая параллельно</text:span></text:p>
            <text:p text:style-name="P18"><text:span text:style-name="T325">multitasking ~ многозадачность</text:span></text:p>
            <text:p text:style-name="P18"><text:span text:style-name="T325">parallelism ~ параллелизм = параллельное выполнение вычислений</text:span></text:p>
            <text:p text:style-name="P18"><text:span text:style-name="T325">process ~ процесс</text:span></text:p>
            <text:p text:style-name="P18"><text:span text:style-name="T325">subprocess ~ подпроцесс</text:span></text:p>
            <text:p text:style-name="P18"><text:span text:style-name="T325">subtask ~ подзадача</text:span></text:p>
            <text:p text:style-name="P18"><text:span text:style-name="T325">task ~ задача</text:span></text:p>
            <text:p text:style-name="P18"><text:span text:style-name="T325"/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17T14:12:24.267929035</dc:date>
    <meta:editing-duration>P9DT6H39M55S</meta:editing-duration>
    <meta:editing-cycles>1492</meta:editing-cycles>
    <meta:generator>LibreOffice/7.4.7.2$Linux_X86_64 LibreOffice_project/40$Build-2</meta:generator>
    <meta:document-statistic meta:object-count="642"/>
  </office:meta>
</office:document-meta>
</file>